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13mm"/>
    </style:style>
    <style:style style:name="co3" style:family="table-column">
      <style:table-column-properties fo:break-before="auto" style:column-width="29.56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21.0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ayfa1">
      <style:table-properties table:display="true" style:writing-mode="lr-tb"/>
    </style: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040" number:language="tr" number:country="TR">
      <number:hours number:style="long"/>
      <number:text>:</number:text>
      <number:minute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36">
      <style:table-cell-properties style:rotation-align="none"/>
    </style:style>
    <style:style style:name="ce3" style:family="table-cell" style:parent-style-name="Default" style:data-style-name="N1004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yf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01" table:default-cell-style-name="Default"/>
        <table:table-row table:style-name="ro1">
          <table:table-cell office:value-type="string" calcext:value-type="string">
            <text:p>sira</text:p>
          </table:table-cell>
          <table:table-cell table:style-name="ce1" office:value-type="string" calcext:value-type="string">
            <text:p>tarih</text:p>
          </table:table-cell>
          <table:table-cell table:style-name="ce1" office:value-type="string" calcext:value-type="string">
            <text:p>plaka</text:p>
          </table:table-cell>
          <table:table-cell table:style-name="ce1" office:value-type="string" calcext:value-type="string">
            <text:p>kapasite</text:p>
          </table:table-cell>
          <table:table-cell table:style-name="ce1" office:value-type="string" calcext:value-type="string">
            <text:p>km</text:p>
          </table:table-cell>
          <table:table-cell table:style-name="ce1" office:value-type="string" calcext:value-type="string">
            <text:p>giris</text:p>
          </table:table-cell>
          <table:table-cell table:style-name="ce1" office:value-type="string" calcext:value-type="string">
            <text:p>cikis</text:p>
          </table:table-cell>
          <table:table-cell table:style-name="ce1" office:value-type="string" calcext:value-type="string">
            <text:p>gun</text:p>
          </table:table-cell>
          <table:table-cell table:style-name="ce1" office:value-type="string" calcext:value-type="string">
            <text:p>ay</text:p>
          </table:table-cell>
          <table:table-cell table:style-name="ce1" office:value-type="string" calcext:value-type="string">
            <text:p>ucret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642" calcext:value-type="float">
            <text:p>642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06 FL 9422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3" office:value-type="time" office:time-value="PT20H00M00S" calcext:value-type="time">
            <text:p>20:00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06 KRY 0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588" calcext:value-type="float">
            <text:p>588</text:p>
          </table:table-cell>
          <table:table-cell table:number-columns-repeated="99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0H30M00S" calcext:value-type="time">
            <text:p>16:30</text:p>
          </table:table-cell>
          <table:table-cell/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AAB 57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AP 70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48H00M00S" calcext:value-type="time">
            <text:p>00:00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7M00S" calcext:value-type="time">
            <text:p>07:07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9" calcext:value-type="float">
            <text:p>449</text:p>
          </table:table-cell>
          <table:table-cell table:number-columns-repeated="99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BK 022</text:p>
          </table:table-cell>
          <table:table-cell office:value-type="string" calcext:value-type="string">
            <text:p>Otobüs (46)</text:p>
          </table:table-cell>
          <table:table-cell office:value-type="float" office:value="46" calcext:value-type="float">
            <text:p>4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8M00S" calcext:value-type="time">
            <text:p>00:48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48H00M00S" calcext:value-type="time">
            <text:p>00:00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48H00M00S" calcext:value-type="time">
            <text:p>00:00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" office:value-type="date" office:date-value="2048-07-02" calcext:value-type="date">
            <text:p>02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642" calcext:value-type="float">
            <text:p>642</text:p>
          </table:table-cell>
          <table:table-cell table:number-columns-repeated="99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06 FL 9422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06 KRY 0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88" calcext:value-type="float">
            <text:p>588</text:p>
          </table:table-cell>
          <table:table-cell table:number-columns-repeated="99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AAB 57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AP 70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7M00S" calcext:value-type="time">
            <text:p>07:07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9" calcext:value-type="float">
            <text:p>449</text:p>
          </table:table-cell>
          <table:table-cell table:number-columns-repeated="99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BK 022</text:p>
          </table:table-cell>
          <table:table-cell office:value-type="string" calcext:value-type="string">
            <text:p>Otobüs (46)</text:p>
          </table:table-cell>
          <table:table-cell office:value-type="float" office:value="46" calcext:value-type="float">
            <text:p>4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60" calcext:value-type="float">
            <text:p>460</text:p>
          </table:table-cell>
          <table:table-cell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8M00S" calcext:value-type="time">
            <text:p>00:48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62" calcext:value-type="float">
            <text:p>462</text:p>
          </table:table-cell>
          <table:table-cell table:number-columns-repeated="995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office:value-type="date" office:date-value="2048-07-03" calcext:value-type="date">
            <text:p>03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642" calcext:value-type="float">
            <text:p>642</text:p>
          </table:table-cell>
          <table:table-cell table:number-columns-repeated="995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06 FL 9422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524" calcext:value-type="float">
            <text:p>524</text:p>
          </table:table-cell>
          <table:table-cell table:number-columns-repeated="995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44H30M00S" calcext:value-type="time">
            <text:p>20:30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06 KRY 0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588" calcext:value-type="float">
            <text:p>588</text:p>
          </table:table-cell>
          <table:table-cell table:number-columns-repeated="995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AAB 57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AG 446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60" calcext:value-type="float">
            <text:p>460</text:p>
          </table:table-cell>
          <table:table-cell table:number-columns-repeated="995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AP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9" calcext:value-type="float">
            <text:p>449</text:p>
          </table:table-cell>
          <table:table-cell table:number-columns-repeated="995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BK 022</text:p>
          </table:table-cell>
          <table:table-cell office:value-type="string" calcext:value-type="string">
            <text:p>Otobüs (46)</text:p>
          </table:table-cell>
          <table:table-cell office:value-type="float" office:value="46" calcext:value-type="float">
            <text:p>4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8M00S" calcext:value-type="time">
            <text:p>00:48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0H00M00S" calcext:value-type="time">
            <text:p>16:00</text:p>
          </table:table-cell>
          <table:table-cell/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26" calcext:value-type="float">
            <text:p>426</text:p>
          </table:table-cell>
          <table:table-cell/>
          <table:table-cell table:style-name="ce3" office:value-type="time" office:time-value="PT47H00M00S" calcext:value-type="time">
            <text:p>23:00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524" calcext:value-type="float">
            <text:p>524</text:p>
          </table:table-cell>
          <table:table-cell table:number-columns-repeated="995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2" office:value-type="date" office:date-value="2048-07-04" calcext:value-type="date">
            <text:p>04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642" calcext:value-type="float">
            <text:p>642</text:p>
          </table:table-cell>
          <table:table-cell table:number-columns-repeated="995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06 FL 9422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44H30M00S" calcext:value-type="time">
            <text:p>20:30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06 KRY 0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588" calcext:value-type="float">
            <text:p>588</text:p>
          </table:table-cell>
          <table:table-cell table:number-columns-repeated="995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AAB 57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60" calcext:value-type="float">
            <text:p>460</text:p>
          </table:table-cell>
          <table:table-cell table:number-columns-repeated="995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AP 70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7M00S" calcext:value-type="time">
            <text:p>07:07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9" calcext:value-type="float">
            <text:p>449</text:p>
          </table:table-cell>
          <table:table-cell table:number-columns-repeated="995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BK 022</text:p>
          </table:table-cell>
          <table:table-cell office:value-type="string" calcext:value-type="string">
            <text:p>Otobüs (46)</text:p>
          </table:table-cell>
          <table:table-cell office:value-type="float" office:value="46" calcext:value-type="float">
            <text:p>4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8M00S" calcext:value-type="time">
            <text:p>00:48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62" calcext:value-type="float">
            <text:p>462</text:p>
          </table:table-cell>
          <table:table-cell table:number-columns-repeated="995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2" office:value-type="date" office:date-value="2048-07-05" calcext:value-type="date">
            <text:p>05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4H00M00S" calcext:value-type="time">
            <text:p>00:00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642" calcext:value-type="float">
            <text:p>642</text:p>
          </table:table-cell>
          <table:table-cell table:number-columns-repeated="995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06 FL 9422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44H30M00S" calcext:value-type="time">
            <text:p>20:30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06 KRY 0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7M00S" calcext:value-type="time">
            <text:p>07:07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588" calcext:value-type="float">
            <text:p>588</text:p>
          </table:table-cell>
          <table:table-cell table:number-columns-repeated="995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AAB 57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AP 70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9" calcext:value-type="float">
            <text:p>449</text:p>
          </table:table-cell>
          <table:table-cell table:number-columns-repeated="995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BK 022</text:p>
          </table:table-cell>
          <table:table-cell office:value-type="string" calcext:value-type="string">
            <text:p>Otobüs (46)</text:p>
          </table:table-cell>
          <table:table-cell office:value-type="float" office:value="46" calcext:value-type="float">
            <text:p>4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8M00S" calcext:value-type="time">
            <text:p>00:48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62" calcext:value-type="float">
            <text:p>462</text:p>
          </table:table-cell>
          <table:table-cell table:number-columns-repeated="995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4H00M00S" calcext:value-type="time">
            <text:p>00:00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2" office:value-type="date" office:date-value="2048-07-06" calcext:value-type="date">
            <text:p>06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AP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2" office:value-type="date" office:date-value="2048-07-07" calcext:value-type="date">
            <text:p>07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AP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2" office:value-type="date" office:date-value="2048-07-08" calcext:value-type="date">
            <text:p>08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642" calcext:value-type="float">
            <text:p>642</text:p>
          </table:table-cell>
          <table:table-cell table:number-columns-repeated="995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06 FL 9422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06 KRY 0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588" calcext:value-type="float">
            <text:p>588</text:p>
          </table:table-cell>
          <table:table-cell table:number-columns-repeated="995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AAB 57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AG 446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7M00S" calcext:value-type="time">
            <text:p>07:07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9" calcext:value-type="float">
            <text:p>449</text:p>
          </table:table-cell>
          <table:table-cell table:number-columns-repeated="995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BK 022</text:p>
          </table:table-cell>
          <table:table-cell office:value-type="string" calcext:value-type="string">
            <text:p>Otobüs (46)</text:p>
          </table:table-cell>
          <table:table-cell office:value-type="float" office:value="46" calcext:value-type="float">
            <text:p>4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60" calcext:value-type="float">
            <text:p>460</text:p>
          </table:table-cell>
          <table:table-cell table:number-columns-repeated="995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8M00S" calcext:value-type="time">
            <text:p>00:48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00M00S" calcext:value-type="time">
            <text:p>20:00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62" calcext:value-type="float">
            <text:p>462</text:p>
          </table:table-cell>
          <table:table-cell table:number-columns-repeated="995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2" office:value-type="date" office:date-value="2048-07-09" calcext:value-type="date">
            <text:p>09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642" calcext:value-type="float">
            <text:p>642</text:p>
          </table:table-cell>
          <table:table-cell table:number-columns-repeated="995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06 FL 9422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06 KRY 0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588" calcext:value-type="float">
            <text:p>588</text:p>
          </table:table-cell>
          <table:table-cell table:number-columns-repeated="995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AAB 57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7M00S" calcext:value-type="time">
            <text:p>07:07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9" calcext:value-type="float">
            <text:p>449</text:p>
          </table:table-cell>
          <table:table-cell table:number-columns-repeated="995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BK 022</text:p>
          </table:table-cell>
          <table:table-cell office:value-type="string" calcext:value-type="string">
            <text:p>Otobüs (46)</text:p>
          </table:table-cell>
          <table:table-cell office:value-type="float" office:value="46" calcext:value-type="float">
            <text:p>4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8M00S" calcext:value-type="time">
            <text:p>00:48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3H00M00S" calcext:value-type="time">
            <text:p>23:00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62" calcext:value-type="float">
            <text:p>462</text:p>
          </table:table-cell>
          <table:table-cell table:number-columns-repeated="995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2" office:value-type="date" office:date-value="2048-07-20" calcext:value-type="date">
            <text:p>20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0M00S" calcext:value-type="time">
            <text:p>22:30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00H00M00S" calcext:value-type="time">
            <text:p>00:00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2" office:value-type="date" office:date-value="2048-07-22" calcext:value-type="date">
            <text:p>22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642" calcext:value-type="float">
            <text:p>642</text:p>
          </table:table-cell>
          <table:table-cell table:number-columns-repeated="995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06 FL 9422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06 KRY 0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588" calcext:value-type="float">
            <text:p>588</text:p>
          </table:table-cell>
          <table:table-cell table:number-columns-repeated="995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AAB 57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3H59M00S" calcext:value-type="time">
            <text:p>23:59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60" calcext:value-type="float">
            <text:p>460</text:p>
          </table:table-cell>
          <table:table-cell table:number-columns-repeated="995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9" calcext:value-type="float">
            <text:p>449</text:p>
          </table:table-cell>
          <table:table-cell table:number-columns-repeated="995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BK 022</text:p>
          </table:table-cell>
          <table:table-cell office:value-type="string" calcext:value-type="string">
            <text:p>Otobüs (46)</text:p>
          </table:table-cell>
          <table:table-cell office:value-type="float" office:value="46" calcext:value-type="float">
            <text:p>4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60" calcext:value-type="float">
            <text:p>460</text:p>
          </table:table-cell>
          <table:table-cell table:number-columns-repeated="995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8M00S" calcext:value-type="time">
            <text:p>00:48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00M00S" calcext:value-type="time">
            <text:p>22:00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2" office:value-type="date" office:date-value="2048-07-23" calcext:value-type="date">
            <text:p>23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642" calcext:value-type="float">
            <text:p>642</text:p>
          </table:table-cell>
          <table:table-cell table:number-columns-repeated="995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06 FL 9422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524" calcext:value-type="float">
            <text:p>524</text:p>
          </table:table-cell>
          <table:table-cell table:number-columns-repeated="995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06 KRY 0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88" calcext:value-type="float">
            <text:p>588</text:p>
          </table:table-cell>
          <table:table-cell table:number-columns-repeated="995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AAB 57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AG 446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7H45M00S" calcext:value-type="time">
            <text:p>23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7H45M00S" calcext:value-type="time">
            <text:p>23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9" calcext:value-type="float">
            <text:p>449</text:p>
          </table:table-cell>
          <table:table-cell table:number-columns-repeated="995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BK 022</text:p>
          </table:table-cell>
          <table:table-cell office:value-type="string" calcext:value-type="string">
            <text:p>Otobüs (46)</text:p>
          </table:table-cell>
          <table:table-cell office:value-type="float" office:value="46" calcext:value-type="float">
            <text:p>4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3H59M00S" calcext:value-type="time">
            <text:p>23:59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60" calcext:value-type="float">
            <text:p>460</text:p>
          </table:table-cell>
          <table:table-cell table:number-columns-repeated="995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8M00S" calcext:value-type="time">
            <text:p>00:48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62" calcext:value-type="float">
            <text:p>462</text:p>
          </table:table-cell>
          <table:table-cell table:number-columns-repeated="995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3H30M00S" calcext:value-type="time">
            <text:p>23:30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2" office:value-type="date" office:date-value="2048-07-24" calcext:value-type="date">
            <text:p>24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642" calcext:value-type="float">
            <text:p>642</text:p>
          </table:table-cell>
          <table:table-cell table:number-columns-repeated="995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06 FL 9422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06 KRY 0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588" calcext:value-type="float">
            <text:p>588</text:p>
          </table:table-cell>
          <table:table-cell table:number-columns-repeated="995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40H30M00S" calcext:value-type="time">
            <text:p>16:30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AAB 57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AG 446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7M00S" calcext:value-type="time">
            <text:p>07:07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9" calcext:value-type="float">
            <text:p>449</text:p>
          </table:table-cell>
          <table:table-cell table:number-columns-repeated="995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BK 022</text:p>
          </table:table-cell>
          <table:table-cell office:value-type="string" calcext:value-type="string">
            <text:p>Otobüs (46)</text:p>
          </table:table-cell>
          <table:table-cell office:value-type="float" office:value="46" calcext:value-type="float">
            <text:p>4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00M00S" calcext:value-type="time">
            <text:p>20:00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60" calcext:value-type="float">
            <text:p>460</text:p>
          </table:table-cell>
          <table:table-cell table:number-columns-repeated="995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8M00S" calcext:value-type="time">
            <text:p>00:48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62" calcext:value-type="float">
            <text:p>462</text:p>
          </table:table-cell>
          <table:table-cell table:number-columns-repeated="995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2" office:value-type="date" office:date-value="2048-07-25" calcext:value-type="date">
            <text:p>25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642" calcext:value-type="float">
            <text:p>642</text:p>
          </table:table-cell>
          <table:table-cell table:number-columns-repeated="995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06 FL 9422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06 KRY 0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588" calcext:value-type="float">
            <text:p>588</text:p>
          </table:table-cell>
          <table:table-cell table:number-columns-repeated="995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AAB 57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AG 446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7M00S" calcext:value-type="time">
            <text:p>07:07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9" calcext:value-type="float">
            <text:p>449</text:p>
          </table:table-cell>
          <table:table-cell table:number-columns-repeated="995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BK 022</text:p>
          </table:table-cell>
          <table:table-cell office:value-type="string" calcext:value-type="string">
            <text:p>Otobüs (46)</text:p>
          </table:table-cell>
          <table:table-cell office:value-type="float" office:value="46" calcext:value-type="float">
            <text:p>4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3H59M00S" calcext:value-type="time">
            <text:p>23:59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60" calcext:value-type="float">
            <text:p>460</text:p>
          </table:table-cell>
          <table:table-cell table:number-columns-repeated="995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8M00S" calcext:value-type="time">
            <text:p>00:48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2" office:value-type="date" office:date-value="2048-07-26" calcext:value-type="date">
            <text:p>26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642" calcext:value-type="float">
            <text:p>642</text:p>
          </table:table-cell>
          <table:table-cell table:number-columns-repeated="995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06 FL 9422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44H30M00S" calcext:value-type="time">
            <text:p>20:30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06 KRY 0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7M00S" calcext:value-type="time">
            <text:p>07:07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588" calcext:value-type="float">
            <text:p>588</text:p>
          </table:table-cell>
          <table:table-cell table:number-columns-repeated="995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AAB 57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AG 446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9" calcext:value-type="float">
            <text:p>449</text:p>
          </table:table-cell>
          <table:table-cell table:number-columns-repeated="995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BK 022</text:p>
          </table:table-cell>
          <table:table-cell office:value-type="string" calcext:value-type="string">
            <text:p>Otobüs (46)</text:p>
          </table:table-cell>
          <table:table-cell office:value-type="float" office:value="46" calcext:value-type="float">
            <text:p>4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8M00S" calcext:value-type="time">
            <text:p>00:48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2H00M00S" calcext:value-type="time">
            <text:p>22:00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2" office:value-type="date" office:date-value="2048-07-27" calcext:value-type="date">
            <text:p>27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AP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48H00M00S" calcext:value-type="time">
            <text:p>00:00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2" office:value-type="date" office:date-value="2048-07-28" calcext:value-type="date">
            <text:p>28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43H45M00S" calcext:value-type="time">
            <text:p>19:4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9H05M00S" calcext:value-type="time">
            <text:p>01:05</text:p>
          </table:table-cell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2" office:value-type="date" office:date-value="2048-07-29" calcext:value-type="date">
            <text:p>29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642" calcext:value-type="float">
            <text:p>642</text:p>
          </table:table-cell>
          <table:table-cell table:number-columns-repeated="995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40H30M00S" calcext:value-type="time">
            <text:p>16:30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06 FL 9422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44H30M00S" calcext:value-type="time">
            <text:p>20:30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426" calcext:value-type="float">
            <text:p>426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524" calcext:value-type="float">
            <text:p>524</text:p>
          </table:table-cell>
          <table:table-cell table:number-columns-repeated="995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06 KRY 0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7M00S" calcext:value-type="time">
            <text:p>07:07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588" calcext:value-type="float">
            <text:p>588</text:p>
          </table:table-cell>
          <table:table-cell table:number-columns-repeated="995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AAB 57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9" calcext:value-type="float">
            <text:p>449</text:p>
          </table:table-cell>
          <table:table-cell table:number-columns-repeated="995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BK 022</text:p>
          </table:table-cell>
          <table:table-cell office:value-type="string" calcext:value-type="string">
            <text:p>Otobüs (46)</text:p>
          </table:table-cell>
          <table:table-cell office:value-type="float" office:value="46" calcext:value-type="float">
            <text:p>4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3H45M00S" calcext:value-type="time">
            <text:p>23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60" calcext:value-type="float">
            <text:p>460</text:p>
          </table:table-cell>
          <table:table-cell table:number-columns-repeated="995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60" calcext:value-type="float">
            <text:p>460</text:p>
          </table:table-cell>
          <table:table-cell table:number-columns-repeated="995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8M00S" calcext:value-type="time">
            <text:p>00:48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2" office:value-type="date" office:date-value="2048-07-30" calcext:value-type="date">
            <text:p>30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642" calcext:value-type="float">
            <text:p>642</text:p>
          </table:table-cell>
          <table:table-cell table:number-columns-repeated="995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06 FL 9422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66" calcext:value-type="float">
            <text:p>466</text:p>
          </table:table-cell>
          <table:table-cell table:number-columns-repeated="995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06 KRY 0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88" calcext:value-type="float">
            <text:p>588</text:p>
          </table:table-cell>
          <table:table-cell table:number-columns-repeated="995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AAB 57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7M00S" calcext:value-type="time">
            <text:p>07:07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9" calcext:value-type="float">
            <text:p>449</text:p>
          </table:table-cell>
          <table:table-cell table:number-columns-repeated="995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BK 022</text:p>
          </table:table-cell>
          <table:table-cell office:value-type="string" calcext:value-type="string">
            <text:p>Otobüs (46)</text:p>
          </table:table-cell>
          <table:table-cell office:value-type="float" office:value="46" calcext:value-type="float">
            <text:p>4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60" calcext:value-type="float">
            <text:p>460</text:p>
          </table:table-cell>
          <table:table-cell table:number-columns-repeated="995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8M00S" calcext:value-type="time">
            <text:p>00:48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2" office:value-type="string" calcext:value-type="string">
            <text:p>34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642" calcext:value-type="float">
            <text:p>642</text:p>
          </table:table-cell>
          <table:table-cell table:number-columns-repeated="995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06 FL 9422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06 KRY 0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88" calcext:value-type="float">
            <text:p>588</text:p>
          </table:table-cell>
          <table:table-cell table:number-columns-repeated="995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AAB 57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AG 446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AP 70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9" calcext:value-type="float">
            <text:p>449</text:p>
          </table:table-cell>
          <table:table-cell table:number-columns-repeated="995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BK 022</text:p>
          </table:table-cell>
          <table:table-cell office:value-type="string" calcext:value-type="string">
            <text:p>Otobüs (46)</text:p>
          </table:table-cell>
          <table:table-cell office:value-type="float" office:value="46" calcext:value-type="float">
            <text:p>4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60" calcext:value-type="float">
            <text:p>460</text:p>
          </table:table-cell>
          <table:table-cell table:number-columns-repeated="995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8M00S" calcext:value-type="time">
            <text:p>00:48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22" calcext:value-type="float">
            <text:p>422</text:p>
          </table:table-cell>
          <table:table-cell table:number-columns-repeated="995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62" calcext:value-type="float">
            <text:p>462</text:p>
          </table:table-cell>
          <table:table-cell table:number-columns-repeated="995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2" office:value-type="string" calcext:value-type="string">
            <text:p>40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642" calcext:value-type="float">
            <text:p>642</text:p>
          </table:table-cell>
          <table:table-cell table:number-columns-repeated="995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06 FL 9422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90" calcext:value-type="float">
            <text:p>9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66" calcext:value-type="float">
            <text:p>466</text:p>
          </table:table-cell>
          <table:table-cell table:number-columns-repeated="995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06 KRY 0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7M00S" calcext:value-type="time">
            <text:p>07:07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588" calcext:value-type="float">
            <text:p>588</text:p>
          </table:table-cell>
          <table:table-cell table:number-columns-repeated="995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AAB 57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AG 446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9" calcext:value-type="float">
            <text:p>449</text:p>
          </table:table-cell>
          <table:table-cell table:number-columns-repeated="995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BK 022</text:p>
          </table:table-cell>
          <table:table-cell office:value-type="string" calcext:value-type="string">
            <text:p>Otobüs (46)</text:p>
          </table:table-cell>
          <table:table-cell office:value-type="float" office:value="46" calcext:value-type="float">
            <text:p>4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8M00S" calcext:value-type="time">
            <text:p>00:48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ce2" office:value-type="string" calcext:value-type="string">
            <text:p>42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642" calcext:value-type="float">
            <text:p>642</text:p>
          </table:table-cell>
          <table:table-cell table:number-columns-repeated="995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06 FL 9422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06 KRY 0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588" calcext:value-type="float">
            <text:p>588</text:p>
          </table:table-cell>
          <table:table-cell table:number-columns-repeated="995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AAB 57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AG 446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AP 70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AP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7M00S" calcext:value-type="time">
            <text:p>07:07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9" calcext:value-type="float">
            <text:p>449</text:p>
          </table:table-cell>
          <table:table-cell table:number-columns-repeated="995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BK 022</text:p>
          </table:table-cell>
          <table:table-cell office:value-type="string" calcext:value-type="string">
            <text:p>Otobüs (46)</text:p>
          </table:table-cell>
          <table:table-cell office:value-type="float" office:value="46" calcext:value-type="float">
            <text:p>4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8M00S" calcext:value-type="time">
            <text:p>00:48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62" calcext:value-type="float">
            <text:p>462</text:p>
          </table:table-cell>
          <table:table-cell table:number-columns-repeated="995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62" calcext:value-type="float">
            <text:p>462</text:p>
          </table:table-cell>
          <table:table-cell table:number-columns-repeated="995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style-name="ce2" office:value-type="string" calcext:value-type="string">
            <text:p>43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642" calcext:value-type="float">
            <text:p>642</text:p>
          </table:table-cell>
          <table:table-cell table:number-columns-repeated="995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06 FL 9422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06 KRY 0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588" calcext:value-type="float">
            <text:p>588</text:p>
          </table:table-cell>
          <table:table-cell table:number-columns-repeated="995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AAB 57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AG 446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7M00S" calcext:value-type="time">
            <text:p>07:07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9" calcext:value-type="float">
            <text:p>449</text:p>
          </table:table-cell>
          <table:table-cell table:number-columns-repeated="995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BK 022</text:p>
          </table:table-cell>
          <table:table-cell office:value-type="string" calcext:value-type="string">
            <text:p>Otobüs (46)</text:p>
          </table:table-cell>
          <table:table-cell office:value-type="float" office:value="46" calcext:value-type="float">
            <text:p>4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8M00S" calcext:value-type="time">
            <text:p>00:48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00M00S" calcext:value-type="time">
            <text:p>20:00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62" calcext:value-type="float">
            <text:p>462</text:p>
          </table:table-cell>
          <table:table-cell table:number-columns-repeated="995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Cum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style-name="ce2" office:value-type="string" calcext:value-type="string">
            <text:p>44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style-name="ce2" office:value-type="string" calcext:value-type="string">
            <text:p>45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642" calcext:value-type="float">
            <text:p>642</text:p>
          </table:table-cell>
          <table:table-cell table:number-columns-repeated="995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06 FL 9422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06 KRY 0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588" calcext:value-type="float">
            <text:p>588</text:p>
          </table:table-cell>
          <table:table-cell table:number-columns-repeated="995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AAB 57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7M00S" calcext:value-type="time">
            <text:p>07:07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9" calcext:value-type="float">
            <text:p>449</text:p>
          </table:table-cell>
          <table:table-cell table:number-columns-repeated="995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BK 022</text:p>
          </table:table-cell>
          <table:table-cell office:value-type="string" calcext:value-type="string">
            <text:p>Otobüs (46)</text:p>
          </table:table-cell>
          <table:table-cell office:value-type="float" office:value="46" calcext:value-type="float">
            <text:p>4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60" calcext:value-type="float">
            <text:p>460</text:p>
          </table:table-cell>
          <table:table-cell table:number-columns-repeated="995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8M00S" calcext:value-type="time">
            <text:p>00:48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style-name="ce2" office:value-type="string" calcext:value-type="string">
            <text:p>46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azartesi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642" calcext:value-type="float">
            <text:p>642</text:p>
          </table:table-cell>
          <table:table-cell table:number-columns-repeated="995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06 FL 9422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06 KRY 0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88" calcext:value-type="float">
            <text:p>588</text:p>
          </table:table-cell>
          <table:table-cell table:number-columns-repeated="995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AAB 57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AG 446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7M00S" calcext:value-type="time">
            <text:p>07:07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9" calcext:value-type="float">
            <text:p>449</text:p>
          </table:table-cell>
          <table:table-cell table:number-columns-repeated="995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BK 022</text:p>
          </table:table-cell>
          <table:table-cell office:value-type="string" calcext:value-type="string">
            <text:p>Otobüs (46)</text:p>
          </table:table-cell>
          <table:table-cell office:value-type="float" office:value="46" calcext:value-type="float">
            <text:p>4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8M00S" calcext:value-type="time">
            <text:p>00:48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style-name="ce2" office:value-type="string" calcext:value-type="string">
            <text:p>47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Salı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642" calcext:value-type="float">
            <text:p>642</text:p>
          </table:table-cell>
          <table:table-cell table:number-columns-repeated="995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06 FL 9422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426" calcext:value-type="float">
            <text:p>426</text:p>
          </table:table-cell>
          <table:table-cell/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524" calcext:value-type="float">
            <text:p>524</text:p>
          </table:table-cell>
          <table:table-cell table:number-columns-repeated="995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06 KRY 0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7M00S" calcext:value-type="time">
            <text:p>07:07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588" calcext:value-type="float">
            <text:p>588</text:p>
          </table:table-cell>
          <table:table-cell table:number-columns-repeated="995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AAB 57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4H30M00S" calcext:value-type="time">
            <text:p>00:30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60" calcext:value-type="float">
            <text:p>460</text:p>
          </table:table-cell>
          <table:table-cell table:number-columns-repeated="995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9" calcext:value-type="float">
            <text:p>449</text:p>
          </table:table-cell>
          <table:table-cell table:number-columns-repeated="995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BK 022</text:p>
          </table:table-cell>
          <table:table-cell office:value-type="string" calcext:value-type="string">
            <text:p>Otobüs (46)</text:p>
          </table:table-cell>
          <table:table-cell office:value-type="float" office:value="46" calcext:value-type="float">
            <text:p>4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60" calcext:value-type="float">
            <text:p>460</text:p>
          </table:table-cell>
          <table:table-cell table:number-columns-repeated="995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8M00S" calcext:value-type="time">
            <text:p>00:48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62" calcext:value-type="float">
            <text:p>462</text:p>
          </table:table-cell>
          <table:table-cell table:number-columns-repeated="995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style-name="ce2" office:value-type="string" calcext:value-type="string">
            <text:p>48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Çarşamba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06 DL 9327</text:p>
          </table:table-cell>
          <table:table-cell office:value-type="string" calcext:value-type="string">
            <text:p>Midibüs (27)</text:p>
          </table:table-cell>
          <table:table-cell office:value-type="float" office:value="426" calcext:value-type="float">
            <text:p>426</text:p>
          </table:table-cell>
          <table:table-cell table:style-name="ce3" office:value-type="time" office:time-value="PT06H05M00S" calcext:value-type="time">
            <text:p>06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642" calcext:value-type="float">
            <text:p>642</text:p>
          </table:table-cell>
          <table:table-cell table:number-columns-repeated="995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06 FL 9422</text:p>
          </table:table-cell>
          <table:table-cell office:value-type="string" calcext:value-type="string">
            <text:p>Minibüs (47)</text:p>
          </table:table-cell>
          <table:table-cell office:value-type="float" office:value="400" calcext:value-type="float">
            <text:p>40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506" calcext:value-type="float">
            <text:p>506</text:p>
          </table:table-cell>
          <table:table-cell table:number-columns-repeated="995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5M00S" calcext:value-type="time">
            <text:p>06:5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88" calcext:value-type="float">
            <text:p>488</text:p>
          </table:table-cell>
          <table:table-cell table:number-columns-repeated="995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06 KJ 027</text:p>
          </table:table-cell>
          <table:table-cell office:value-type="string" calcext:value-type="string">
            <text:p>Minibüs (47)</text:p>
          </table:table-cell>
          <table:table-cell office:value-type="float" office:value="426" calcext:value-type="float">
            <text:p>426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524" calcext:value-type="float">
            <text:p>524</text:p>
          </table:table-cell>
          <table:table-cell table:number-columns-repeated="995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06 KRY 0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26 S 7229</text:p>
          </table:table-cell>
          <table:table-cell office:value-type="string" calcext:value-type="string">
            <text:p>Otobüs (46)</text:p>
          </table:table-cell>
          <table:table-cell office:value-type="float" office:value="70" calcext:value-type="float">
            <text:p>70</text:p>
          </table:table-cell>
          <table:table-cell table:style-name="ce3" office:value-type="time" office:time-value="PT06H50M00S" calcext:value-type="time">
            <text:p>06:5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588" calcext:value-type="float">
            <text:p>588</text:p>
          </table:table-cell>
          <table:table-cell table:number-columns-repeated="995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AAB 57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8" calcext:value-type="float">
            <text:p>448</text:p>
          </table:table-cell>
          <table:table-cell table:number-columns-repeated="995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AJ 707</text:p>
          </table:table-cell>
          <table:table-cell office:value-type="string" calcext:value-type="string">
            <text:p>Midibüs (2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4H30M00S" calcext:value-type="time">
            <text:p>00:30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60" calcext:value-type="float">
            <text:p>460</text:p>
          </table:table-cell>
          <table:table-cell table:number-columns-repeated="995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AK 767</text:p>
          </table:table-cell>
          <table:table-cell office:value-type="string" calcext:value-type="string">
            <text:p>Midibüs (27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54" calcext:value-type="float">
            <text:p>254</text:p>
          </table:table-cell>
          <table:table-cell table:number-columns-repeated="995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AL 242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0M00S" calcext:value-type="time">
            <text:p>07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AP 70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7M00S" calcext:value-type="time">
            <text:p>07:07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0M00S" calcext:value-type="time">
            <text:p>20:4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BB 747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0M00S" calcext:value-type="time">
            <text:p>22:4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BE 902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BF 042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BF 70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7H00M00S" calcext:value-type="time">
            <text:p>07:0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9" calcext:value-type="float">
            <text:p>449</text:p>
          </table:table-cell>
          <table:table-cell table:number-columns-repeated="995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BK 022</text:p>
          </table:table-cell>
          <table:table-cell office:value-type="string" calcext:value-type="string">
            <text:p>Otobüs (46)</text:p>
          </table:table-cell>
          <table:table-cell office:value-type="float" office:value="46" calcext:value-type="float">
            <text:p>46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548" calcext:value-type="float">
            <text:p>548</text:p>
          </table:table-cell>
          <table:table-cell table:number-columns-repeated="995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42M00S" calcext:value-type="time">
            <text:p>07:42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DE 707</text:p>
          </table:table-cell>
          <table:table-cell office:value-type="string" calcext:value-type="string">
            <text:p>Midibüs (27)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60" calcext:value-type="float">
            <text:p>460</text:p>
          </table:table-cell>
          <table:table-cell table:number-columns-repeated="995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DF 403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8M00S" calcext:value-type="time">
            <text:p>00:48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2" calcext:value-type="float">
            <text:p>442</text:p>
          </table:table-cell>
          <table:table-cell table:number-columns-repeated="995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06H00M00S" calcext:value-type="time">
            <text:p>06:00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44H00M00S" calcext:value-type="time">
            <text:p>20:00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DH 707</text:p>
          </table:table-cell>
          <table:table-cell office:value-type="string" calcext:value-type="string">
            <text:p>Otobüs (46)</text:p>
          </table:table-cell>
          <table:table-cell office:value-type="float" office:value="73" calcext:value-type="float">
            <text:p>73</text:p>
          </table:table-cell>
          <table:table-cell table:style-name="ce3" office:value-type="time" office:time-value="PT22H00M00S" calcext:value-type="time">
            <text:p>22:00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95" calcext:value-type="float">
            <text:p>495</text:p>
          </table:table-cell>
          <table:table-cell table:number-columns-repeated="995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DK 74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DK 757</text:p>
          </table:table-cell>
          <table:table-cell office:value-type="string" calcext:value-type="string">
            <text:p>Minibüs (47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67" calcext:value-type="float">
            <text:p>267</text:p>
          </table:table-cell>
          <table:table-cell table:number-columns-repeated="995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DV 444</text:p>
          </table:table-cell>
          <table:table-cell office:value-type="string" calcext:value-type="string">
            <text:p>Otobüs (46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7H05M00S" calcext:value-type="time">
            <text:p>07:05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70" calcext:value-type="float">
            <text:p>270</text:p>
          </table:table-cell>
          <table:table-cell table:number-columns-repeated="995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DV 737</text:p>
          </table:table-cell>
          <table:table-cell office:value-type="string" calcext:value-type="string">
            <text:p>Minibüs (47)</text:p>
          </table:table-cell>
          <table:table-cell office:value-type="float" office:value="73" calcext:value-type="float">
            <text:p>73</text:p>
          </table:table-cell>
          <table:table-cell/>
          <table:table-cell table:style-name="ce3" office:value-type="time" office:time-value="PT20H45M00S" calcext:value-type="time">
            <text:p>2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62" calcext:value-type="float">
            <text:p>462</text:p>
          </table:table-cell>
          <table:table-cell table:number-columns-repeated="995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06H48M00S" calcext:value-type="time">
            <text:p>06:48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44H48M00S" calcext:value-type="time">
            <text:p>20:48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DZ 757</text:p>
          </table:table-cell>
          <table:table-cell office:value-type="string" calcext:value-type="string">
            <text:p>Midibüs (27)</text:p>
          </table:table-cell>
          <table:table-cell office:value-type="float" office:value="40" calcext:value-type="float">
            <text:p>40</text:p>
          </table:table-cell>
          <table:table-cell table:style-name="ce3" office:value-type="time" office:time-value="PT22H48M00S" calcext:value-type="time">
            <text:p>22:48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244" calcext:value-type="float">
            <text:p>244</text:p>
          </table:table-cell>
          <table:table-cell table:number-columns-repeated="995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25M00S" calcext:value-type="time">
            <text:p>06:2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44H25M00S" calcext:value-type="time">
            <text:p>20:2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EA 545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22H25M00S" calcext:value-type="time">
            <text:p>22:2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87" calcext:value-type="float">
            <text:p>487</text:p>
          </table:table-cell>
          <table:table-cell table:number-columns-repeated="995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06H45M00S" calcext:value-type="time">
            <text:p>06:45</text:p>
          </table:table-cell>
          <table:table-cell table:style-name="ce3" office:value-type="time" office:time-value="PT08H35M00S" calcext:value-type="time">
            <text:p>08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44H45M00S" calcext:value-type="time">
            <text:p>20:45</text:p>
          </table:table-cell>
          <table:table-cell table:style-name="ce3" office:value-type="time" office:time-value="PT46H35M00S" calcext:value-type="time">
            <text:p>22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EA 994</text:p>
          </table:table-cell>
          <table:table-cell office:value-type="string" calcext:value-type="string">
            <text:p>Otobüs (46)</text:p>
          </table:table-cell>
          <table:table-cell office:value-type="float" office:value="43" calcext:value-type="float">
            <text:p>43</text:p>
          </table:table-cell>
          <table:table-cell table:style-name="ce3" office:value-type="time" office:time-value="PT22H45M00S" calcext:value-type="time">
            <text:p>22:45</text:p>
          </table:table-cell>
          <table:table-cell table:style-name="ce3" office:value-type="time" office:time-value="PT00H35M00S" calcext:value-type="time">
            <text:p>00:3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440" calcext:value-type="float">
            <text:p>440</text:p>
          </table:table-cell>
          <table:table-cell table:number-columns-repeated="995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style-name="ce2" office:value-type="string" calcext:value-type="string">
            <text:p>49.07.2048</text:p>
          </table:table-cell>
          <table:table-cell office:value-type="string" calcext:value-type="string">
            <text:p>42 ED 757</text:p>
          </table:table-cell>
          <table:table-cell office:value-type="string" calcext:value-type="string">
            <text:p>Otobüs (46)</text:p>
          </table:table-cell>
          <table:table-cell office:value-type="float" office:value="47" calcext:value-type="float">
            <text:p>47</text:p>
          </table:table-cell>
          <table:table-cell table:style-name="ce3" office:value-type="time" office:time-value="PT06H40M00S" calcext:value-type="time">
            <text:p>06:40</text:p>
          </table:table-cell>
          <table:table-cell table:style-name="ce3" office:value-type="time" office:time-value="PT48H45M00S" calcext:value-type="time">
            <text:p>00:45</text:p>
          </table:table-cell>
          <table:table-cell office:value-type="string" calcext:value-type="string">
            <text:p>Perşembe</text:p>
          </table:table-cell>
          <table:table-cell office:value-type="string" calcext:value-type="string">
            <text:p>Temmuz</text:p>
          </table:table-cell>
          <table:table-cell office:value-type="float" office:value="528" calcext:value-type="float">
            <text:p>528</text:p>
          </table:table-cell>
          <table:table-cell table:number-columns-repeated="995"/>
        </table:table-row>
        <table:table-row table:style-name="ro1" table:number-rows-repeated="1047177">
          <table:table-cell table:number-columns-repeated="1005"/>
        </table:table-row>
        <table:table-row table:style-name="ro1">
          <table:table-cell table:number-columns-repeated="1005"/>
        </table:table-row>
      </table:table>
      <table:named-expressions/>
      <table:database-ranges>
        <table:database-range table:name="__Anonymous_Sheet_DB__0" table:target-range-address="Sayfa1.B1:Sayfa1.J139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1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1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3P0"/>
    </number:number-style>
    <number:number-style style:name="N10114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4P0"/>
    </number:number-style>
    <number:date-style style:name="N10115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6" number:language="tr" number:country="TR">
      <number:month number:textual="true"/>
      <number:text>.</number:text>
      <number:year/>
    </number:date-style>
    <number:time-style style:name="N10117" number:language="tr" number:country="TR">
      <number:hours/>
      <number:text>:</number:text>
      <number:minutes number:style="long"/>
      <number:text> </number:text>
      <number:am-pm/>
    </number:time-style>
    <number:time-style style:name="N10118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0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1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4P2" style:volatile="true" number:language="tr" number:country="TR">
      <loext:text> </loext:text>
      <loext:fill-character> </loext:fill-character>
      <number:text>-     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2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25P2" style:volatile="true" number:language="tr" number:country="TR">
      <loext:text> </loext:text>
      <loext:fill-character> </loext:fill-character>
      <number:text>- TL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6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6" number:language="tr" number:country="T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27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27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Özet_20_Tablo_20_Köşesi" style:display-name="Özet Tablo Köşesi" style:family="table-cell" style:parent-style-name="Default"/>
    <style:style style:name="Özet_20_Tablo_20_Değeri" style:display-name="Özet Tablo Değeri" style:family="table-cell" style:parent-style-name="Default"/>
    <style:style style:name="Özet_20_Tablo_20_Alanı" style:display-name="Özet Tablo Alanı" style:family="table-cell" style:parent-style-name="Default"/>
    <style:style style:name="Özet_20_Tablo_20_Sınıfı" style:display-name="Özet Tablo Sınıfı" style:family="table-cell" style:parent-style-name="Default">
      <style:table-cell-properties style:text-align-source="fix" style:repeat-content="false"/>
      <style:paragraph-properties fo:text-align="start"/>
    </style:style>
    <style:style style:name="Özet_20_Tablo_20_Başlığı" style:display-name="Özet Tablo Başlığı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Özet_20_Tablo_20_Sonucu" style:display-name="Özet Tablo Sonucu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mm" fo:margin-bottom="19mm" fo:margin-left="17.99mm" fo:margin-right="17.9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  <style:master-page style:name="PageStyle_5f_Sayfa3" style:display-name="PageStyle_Sayfa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yfa2" style:display-name="PageStyle_Sayf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yfa4" style:display-name="PageStyle_Sayfa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ayfa1" style:display-name="PageStyle_Sayf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8-08-02T11:33:02.608931955</dc:date>
    <meta:generator>LibreOffice/6.0.3.2$Linux_X86_64 LibreOffice_project/00m0$Build-2</meta:generator>
    <meta:editing-duration>PT12M26S</meta:editing-duration>
    <meta:editing-cycles>3</meta:editing-cycles>
    <meta:document-statistic meta:table-count="1" meta:cell-count="1385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